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2a680" officeooo:paragraph-rsid="0022a680" style:font-weight-asian="bold" style:font-weight-complex="bold"/>
    </style:style>
    <style:style style:name="P4" style:family="paragraph" style:parent-style-name="Standard">
      <style:text-properties fo:font-weight="bold" officeooo:rsid="0023eee8" officeooo:paragraph-rsid="0023eee8" style:font-weight-asian="bold" style:font-weight-complex="bold"/>
    </style:style>
    <style:style style:name="P5" style:family="paragraph" style:parent-style-name="Standard" style:list-style-name="L3">
      <style:text-properties fo:font-weight="bold" officeooo:rsid="002afb58" officeooo:paragraph-rsid="002afb58" style:font-weight-asian="bold" style:font-weight-complex="bold"/>
    </style:style>
    <style:style style:name="P6" style:family="paragraph" style:parent-style-name="Standard" style:list-style-name="L3">
      <style:text-properties fo:font-weight="bold" officeooo:rsid="002a5779" officeooo:paragraph-rsid="002a5779" style:font-weight-asian="bold" style:font-weight-complex="bold"/>
    </style:style>
    <style:style style:name="P7" style:family="paragraph" style:parent-style-name="Standard" style:list-style-name="L3">
      <style:text-properties fo:font-weight="bold" officeooo:rsid="002c8561" officeooo:paragraph-rsid="002c8561" style:font-weight-asian="bold" style:font-weight-complex="bold"/>
    </style:style>
    <style:style style:name="P8" style:family="paragraph" style:parent-style-name="Standard">
      <style:text-properties officeooo:rsid="001929c3" officeooo:paragraph-rsid="001b5706"/>
    </style:style>
    <style:style style:name="P9" style:family="paragraph" style:parent-style-name="Standard">
      <style:text-properties officeooo:rsid="0023eee8" officeooo:paragraph-rsid="0023eee8"/>
    </style:style>
    <style:style style:name="P10" style:family="paragraph" style:parent-style-name="Standard">
      <style:text-properties officeooo:rsid="0023eee8" officeooo:paragraph-rsid="00264627"/>
    </style:style>
    <style:style style:name="P11" style:family="paragraph" style:parent-style-name="Standard">
      <style:text-properties officeooo:rsid="0024c912" officeooo:paragraph-rsid="0024c912"/>
    </style:style>
    <style:style style:name="P12" style:family="paragraph" style:parent-style-name="Standard" style:list-style-name="L2">
      <style:text-properties officeooo:rsid="0024c912" officeooo:paragraph-rsid="0024c912"/>
    </style:style>
    <style:style style:name="P13" style:family="paragraph" style:parent-style-name="Standard" style:list-style-name="L2">
      <style:text-properties officeooo:rsid="00264627" officeooo:paragraph-rsid="00264627"/>
    </style:style>
    <style:style style:name="P14" style:family="paragraph" style:parent-style-name="Standard">
      <style:text-properties officeooo:rsid="002735c4" officeooo:paragraph-rsid="002735c4"/>
    </style:style>
    <style:style style:name="P15" style:family="paragraph" style:parent-style-name="Standard">
      <style:text-properties officeooo:rsid="002a35a0" officeooo:paragraph-rsid="002a35a0"/>
    </style:style>
    <style:style style:name="P16" style:family="paragraph" style:parent-style-name="Standard">
      <style:text-properties officeooo:rsid="002a5779" officeooo:paragraph-rsid="002a5779"/>
    </style:style>
    <style:style style:name="P17" style:family="paragraph" style:parent-style-name="Standard" style:list-style-name="L3">
      <style:text-properties officeooo:rsid="002afb58" officeooo:paragraph-rsid="002afb58"/>
    </style:style>
    <style:style style:name="P18" style:family="paragraph" style:parent-style-name="Standard" style:list-style-name="L4">
      <style:text-properties officeooo:rsid="002afb58" officeooo:paragraph-rsid="002afb58"/>
    </style:style>
    <style:style style:name="P19" style:family="paragraph" style:parent-style-name="Standard" style:list-style-name="L3">
      <style:text-properties officeooo:rsid="002c8561" officeooo:paragraph-rsid="002c8561"/>
    </style:style>
    <style:style style:name="T1" style:family="text">
      <style:text-properties officeooo:rsid="002646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c49d"/>
    </style:style>
    <style:style style:name="T4" style:family="text">
      <style:text-properties officeooo:rsid="002a5779"/>
    </style:style>
    <style:style style:name="T5" style:family="text">
      <style:text-properties officeooo:rsid="002b4d74"/>
    </style:style>
    <style:style style:name="T6" style:family="text">
      <style:text-properties officeooo:rsid="002c3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de Pós-Graduação em Engenharia de Teleinformática</text:p>
      <text:p text:style-name="P2">TIP8415 – Engenharia de Software</text:p>
      <text:p text:style-name="P3">Visão de Produto no SCRUM</text:p>
      <text:p text:style-name="P1">Artur Rodrigues Rocha Neto – 431951 – Março/2019</text:p>
      <text:p text:style-name="P8"/>
      <text:p text:style-name="P4">1. Quem lhe parece ser, efetivamente, o PO? Ele é um profissional pago (diretamente) pela empresa de desenvolvedora ou pela empresa cliente?</text:p>
      <text:p text:style-name="P11">Ambos. A função de PO pode ser exercída por um cliente, ou seja, alguém distante daqueles que efetivamente irão desenvolvedor o software, que teve uma necessidade específica e uma visão de sistema que a resolvesse. Mas é possível que o PO seja também um integrante de uma empresa desenvolvilmente, um profissional responsável por pesquisas de mercado e que está à par de necessidades e/ou possíveis oportunidades que podem ser resolvidas/trabalhadas por meio de um produto de software.</text:p>
      <text:p text:style-name="P9"/>
      <text:p text:style-name="P4">2. Qual a diferença entre release e sprint?</text:p>
      <text:p text:style-name="P14">Em modelos clássicos, o software é entregue uma única vez, ao final do ciclo de desenvolvimento. Para dimiuir o risco agregado a essa prática, metodologias ágeis definem entregas mais rápidas (metas menores, resolvidas em menos tempo) chamadas de releases.</text:p>
      <text:p text:style-name="P14">Um release define uma versão ainda não completa do software final, mas com um conjunto de funcionalidades reduzido que agrega valor e, mais importante, a capacidade dos usuários finais de dar feedback. Podemos dizer que uma release é composta por sprints, intervalos de tempo bem definidos responsáveis por consumir o backlog de produto até que a lista de funcionalidades daquel<text:span text:style-name="T3">a</text:span> release tenha sido finalizada.</text:p>
      <text:p text:style-name="P9"/>
      <text:p text:style-name="P4">3. O feedback dado em relação a um subproduto, referente a um release, pode comprometer o planejamento inicial feito para o desenvolvimento do produto? De que maneiras? Explique.</text:p>
      <text:p text:style-name="P15">É a partir da entrega de versões do produto aos usuários em ambiente de produção que o software começa a gerar valor, seja de qual natureza ele for. Outro motivo importante para essas entregas é o feedback dos usuários. Ele pode confirmar as premissas feitas no início do planejamento, indicando que estamos no rumo certo, mas o contrário também pode acontecer. Feedbacks muito negativos podem comprometer o planejamento realizado profundamente. Os usuários podem, por exemplo, perceber que aquele produto não resolve aquela necessidade como se imaginava, colocando a prova a continuação do projeto como um todo. <text:span text:style-name="T4">Por outro lado, o feedback pode não ser tão destrutível, mas capaz de mudar algumas ideias propostas e ajudar a não impactar futuras versões.</text:span></text:p>
      <text:p text:style-name="P9"/>
      <text:p text:style-name="P4">4. Qual a importância em se refletir previamente sobre as incertezas relativas a um produto? Que tipo de incertezas existem e de que maneira pode-se lidar com elas?</text:p>
      <text:p text:style-name="P11">O desenvolvimento de um software requer investimento. É importante refletir sobre diversas incertezas associadas ao desenvolvimento para concluir se esse investimento vale a pena ou se existem outras ideias/produtos que já resolveriam o problema. São incertezas comuns:</text:p>
      <text:list xml:id="list2073083825" text:style-name="L2">
        <text:list-item>
          <text:p text:style-name="P12"><text:span text:style-name="T2">Técnicas:</text:span> é possível desenvolver o produto com a tecnologia disponível? <text:span text:style-name="T1">Um projeto piloto focado em experimentações de tecnologias pode servir para sanar essa dúvida.</text:span></text:p>
        </text:list-item>
        <text:list-item>
          <text:p text:style-name="P13"><text:span text:style-name="T2">Negócio:</text:span> o produto será rentável e/ou existe espaço de mercado para ele? Uma pesquisa de mercado pode dar essas respostas.</text:p>
        </text:list-item>
        <text:list-item>
          <text:p text:style-name="P13"><text:span text:style-name="T2">Custo e prazo:</text:span> o orçamento e o tempo disponíveis são suficientes para o desenvolvimento do produto? A equipe de desensolvimento em conjunto com a equipe de negócios, refletindo sobre experiências anteriores, pode ser capaz de medir esse risco.</text:p>
        </text:list-item>
        <text:list-item>
          <text:p text:style-name="P13"><text:span text:style-name="T2">Valor:</text:span> os usuários realmente precisam desse produto? Esse risco é difícil de ser medido, pois muitas vezes o valor real do produto só pode ser vislumbrado depois de pronto.</text:p>
        </text:list-item>
      </text:list>
      <text:p text:style-name="P10"/>
      <text:p text:style-name="P4">5. Elabore 3 questões não triviais sobre o Scrum com suas respectivas respostas. Essas questões serão usadas em um trabalho em sala de aula.</text:p>
      <text:list xml:id="list331959730" text:style-name="L3">
        <text:list-item>
          <text:p text:style-name="P6"><text:soft-page-break/>Qual característica do SCRUM e de outras metodologias semelhantes que representa o aspecto da “agilidade”?</text:p>
          <text:p text:style-name="P17">O ciclo de desenvolvimento <text:span text:style-name="T5">(ou ciclo de produto)</text:span>, que vai desde a definição de histórias de usuário até a entrega de versões nos releases, deve ser o menor possível para aumentar a frequência de feedback dos usuários. A velocidade com que esses ciclos se desenrolam é que atribúi a agilidade do método.</text:p>
        </text:list-item>
      </text:list>
      <text:p text:style-name="P16"/>
      <text:list xml:id="list104846180450591" text:continue-numbering="true" text:style-name="L3">
        <text:list-item>
          <text:p text:style-name="P5">Sucintamente, quais as responsabilidades do PO?</text:p>
        </text:list-item>
      </text:list>
      <text:list xml:id="list1464353211" text:style-name="L4">
        <text:list-item>
          <text:p text:style-name="P18"><text:span text:style-name="T5">Manter e consolidar a v</text:span>isão <text:span text:style-name="T5">de produto</text:span></text:p>
        </text:list-item>
        <text:list-item>
          <text:p text:style-name="P18"><text:span text:style-name="T5">Analisar o v</text:span>alor de produto <text:span text:style-name="T5">constamente</text:span></text:p>
        </text:list-item>
        <text:list-item>
          <text:p text:style-name="P18"><text:span text:style-name="T6">Definir a e</text:span>stratégia de desenvolvimento</text:p>
        </text:list-item>
        <text:list-item>
          <text:p text:style-name="P18"><text:span text:style-name="T6">Revisar as n</text:span>ecessidades de usuário</text:p>
        </text:list-item>
        <text:list-item>
          <text:p text:style-name="P18">Gerenciamento de sprints e releases</text:p>
        </text:list-item>
        <text:list-item>
          <text:p text:style-name="P18">Adição e priorização de histórias no backlog</text:p>
        </text:list-item>
        <text:list-item>
          <text:p text:style-name="P18">Comunicação entres as partes envolvidas <text:span text:style-name="T5">(cliente, equipe, demais usuários)</text:span></text:p>
          <text:p text:style-name="P18"/>
        </text:list-item>
      </text:list>
      <text:list xml:id="list104845997370584" text:continue-list="list104846180450591" text:style-name="L3">
        <text:list-item>
          <text:p text:style-name="P7">O SCRUM define regras para a definição dos releases?</text:p>
          <text:p text:style-name="P19">Não. O tempo de entrega de um release e a quantidade de funcionalidades presentes depende de cada projeto. Entretanto, sugere-se que os sprints sejam em intervalos de tempo fixos e menor possíveis (timebox). Como um release é um conjunto de sprints, tem-se uma relação direta entre os do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3-21T10:43:24.280215726</dc:date>
    <meta:editing-duration>PT2H28M4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769" meta:character-count="4823" meta:non-whitespace-character-count="4096"/>
  </office:meta>
</office:document-meta>
</file>